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DiskCacheManager.getInstance( MySQLDiskCacheAttributes cattr , ICompositeCacheManager compositeCacheManage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timizerTask.OptimizerTask( MySQLTableOptimizer opti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Manager.scheduleOptimization( Date startTime , MySQLTableOptimizer optim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ySQLDiskCacheManager.createJDBCDiskCache( JDBCDiskCacheAttributes cattr , TableState t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ySQLDiskCacheManager.getDefaultJDBCDisk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Manager.setCompositeCacheManager( ICompositeCacheManager composite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rTask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SQLDiskCacheManager.MySQLDiskCacheManager( MySQLDiskCacheAttributes cattr , ICompositeCacheManager compositeCacheManage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QLDiskCacheManager.scheduleOptimizations( MySQLDiskCacheAttributes attributes , TableState table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ySQLDiskCacheManager.getComposite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